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a2dcd" officeooo:paragraph-rsid="000a2dcd" style:font-size-asian="24pt" style:font-size-complex="24pt"/>
    </style:style>
    <style:style style:name="P2" style:family="paragraph" style:parent-style-name="Standard">
      <style:text-properties style:font-name="Arial" fo:font-size="18pt" officeooo:rsid="00093567" officeooo:paragraph-rsid="000a2dcd" style:font-size-asian="15.75pt" style:font-size-complex="18pt"/>
    </style:style>
    <style:style style:name="P3" style:family="paragraph" style:parent-style-name="Standard">
      <style:paragraph-properties fo:line-height="150%" fo:text-align="start" style:justify-single-word="false"/>
      <style:text-properties fo:color="#38040e" style:font-name="Arial" fo:font-size="18pt" fo:font-weight="bold" officeooo:rsid="000a2dcd" officeooo:paragraph-rsid="000a2dcd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a2dcd" officeooo:paragraph-rsid="000a2dcd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16pt" fo:font-weight="normal" officeooo:rsid="000a2dcd" officeooo:paragraph-rsid="000a2dc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640d14" style:font-name="Arial" fo:font-size="16pt" fo:font-weight="normal" officeooo:rsid="000d4873" officeooo:paragraph-rsid="000a2dcd" style:font-size-asian="14pt" style:font-weight-asian="normal" style:font-size-complex="16pt" style:font-weight-complex="normal"/>
    </style:style>
    <style:style style:name="T1" style:family="text">
      <style:text-properties officeooo:rsid="000a2d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ority Tasks</text:p>
      <text:p text:style-name="P2"/>
      <text:p text:style-name="P3">Application</text:p>
      <text:p text:style-name="P6"><text:span text:style-name="T1">Concept</text:span>:</text:p>
      <text:list xml:id="list2717261046" text:style-name="L1">
        <text:list-item>
          <text:p text:style-name="P4">Give this game a name</text:p>
        </text:list-item>
      </text:list>
      <text:p text:style-name="P5"/>
      <text:p text:style-name="P3">Dev Systems</text:p>
      <text:p text:style-name="P6"><text:span text:style-name="T1">Documentation Software</text:span>:</text:p>
      <text:list xml:id="list170304935765467" text:continue-numbering="true" text:style-name="L1">
        <text:list-item>
          <text:p text:style-name="P4">Evaluate and implement the best method for tracking development and managing documentation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7:42:07.508735794</meta:creation-date>
    <meta:generator>LibreOffice/6.2.3.2$Linux_X86_64 LibreOffice_project/20$Build-2</meta:generator>
    <dc:date>2019-05-27T17:03:04.754474311</dc:date>
    <meta:editing-duration>PT5M45S</meta:editing-duration>
    <meta:editing-cycles>1</meta:editing-cycles>
    <meta:document-statistic meta:table-count="0" meta:image-count="0" meta:object-count="0" meta:page-count="1" meta:paragraph-count="7" meta:word-count="27" meta:character-count="180" meta:non-whitespace-character-count="162"/>
  </office:meta>
</office:document-meta>
</file>